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AU" style:language-asian="zxx" style:country-asian="none" style:language-complex="zxx" style:country-complex="none"/>
    </style:style>
    <style:style style:name="P2" style:family="paragraph" style:parent-style-name="Standard">
      <style:text-properties fo:language="en" fo:country="AU" style:text-underline-style="solid" style:text-underline-width="auto" style:text-underline-color="font-color" style:language-asian="zxx" style:country-asian="none" style:language-complex="zxx" style:country-complex="none"/>
    </style:style>
    <style:style style:name="P3" style:family="paragraph" style:parent-style-name="Standard">
      <style:text-properties fo:language="en" fo:country="AU" style:text-underline-style="none" style:language-asian="zxx" style:country-asian="none" style:language-complex="zxx" style:country-complex="none"/>
    </style:style>
    <style:style style:name="P4" style:family="paragraph" style:parent-style-name="Standard">
      <style:text-properties fo:language="en" fo:country="AU" style:text-underline-style="none" style:language-asian="zxx" style:country-asian="none" style:language-complex="zxx" style:country-complex="none"/>
    </style:style>
    <style:style style:name="P5" style:family="paragraph" style:parent-style-name="Standard" style:list-style-name="L1">
      <style:text-properties fo:language="en" fo:country="AU" style:text-underline-style="none" style:language-asian="zxx" style:country-asian="none" style:language-complex="zxx" style:country-complex="none"/>
    </style:style>
    <style:style style:name="P6" style:family="paragraph" style:parent-style-name="Standard" style:list-style-name="L2">
      <style:text-properties fo:language="en" fo:country="AU" style:text-underline-style="none" style:language-asian="zxx" style:country-asian="none" style:language-complex="zxx" style:country-complex="none"/>
    </style:style>
    <style:style style:name="P7" style:family="paragraph" style:parent-style-name="Standard" style:list-style-name="L1">
      <style:text-properties style:text-line-through-style="solid" fo:language="en" fo:country="AU" style:text-underline-style="none" style:language-asian="zxx" style:country-asian="none" style:language-complex="zxx" style:country-complex="none"/>
    </style:style>
    <style:style style:name="T1" style:family="text">
      <style:text-properties style:text-line-through-style="soli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esday <text:tab/>- Map generation, player weapons</text:p>
      <text:p text:style-name="P1">Wednesday - Enemies, turn simulation showing trails and stuff</text:p>
      <text:p text:style-name="P1">Thursday <text:tab/>- History changes, descriptions of stuff</text:p>
      <text:p text:style-name="P1">Friday <text:tab/>- Make weapons and enemies, lots of content</text:p>
      <text:p text:style-name="P1">Saturday <text:tab/>-</text:p>
      <text:p text:style-name="P1">Sunday <text:tab/>-</text:p>
      <text:p text:style-name="P1"/>
      <text:p text:style-name="P1"/>
      <text:p text:style-name="P2">Friday</text:p>
      <text:p text:style-name="P3">Level end and transition</text:p>
      <text:p text:style-name="P3">Outlines</text:p>
      <text:p text:style-name="P3"/>
      <text:p text:style-name="P2">Saturday</text:p>
      <text:p text:style-name="P3">Make all the enemies and weapons, write all the flavour text.</text:p>
      <text:p text:style-name="P3">Particles</text:p>
      <text:p text:style-name="P3">Space parallax effect</text:p>
      <text:p text:style-name="P3"/>
      <text:p text:style-name="P2">Sunday</text:p>
      <text:list xml:id="list8116116760000308823" text:style-name="L1">
        <text:list-item>
          <text:p text:style-name="P5"><text:span text:style-name="T1">Implement Caretaker</text:span> <text:tab/><text:tab/><text:tab/>12:10</text:p>
        </text:list-item>
        <text:list-item>
          <text:p text:style-name="P5"><text:span text:style-name="T1">Implement Whyte </text:span><text:tab/><text:tab/><text:tab/>1:09</text:p>
        </text:list-item>
        <text:list-item>
          <text:p text:style-name="P5"><text:span text:style-name="T1">Implement Sanctuary Sphere</text:span><text:tab/><text:tab/>1:47</text:p>
        </text:list-item>
        <text:list-item>
          <text:p text:style-name="P5"><text:span text:style-name="T1">Implement Annihilator Cannon</text:span><text:tab/>2:31</text:p>
        </text:list-item>
        <text:list-item>
          <text:p text:style-name="P5">Implement sound system</text:p>
        </text:list-item>
        <text:list-item>
          <text:p text:style-name="P5"><text:span text:style-name="T1">Write ending text and all that<text:tab/></text:span><text:tab/>3:10</text:p>
        </text:list-item>
        <text:list-item>
          <text:p text:style-name="P5">---FINISHED---</text:p>
        </text:list-item>
        <text:list-item>
          <text:p text:style-name="P5">Implement Seeker Mine</text:p>
        </text:list-item>
        <text:list-item>
          <text:p text:style-name="P5">Implement Thermite Caltrops</text:p>
        </text:list-item>
        <text:list-item>
          <text:p text:style-name="P5">Implement Shadow</text:p>
        </text:list-item>
        <text:list-item>
          <text:p text:style-name="P7">Implement particles</text:p>
        </text:list-item>
      </text:list>
      <text:p text:style-name="P3"/>
      <text:list xml:id="list2301251560963931903" text:style-name="L2">
        <text:list-item>
          <text:p text:style-name="P6">Remove bullets after each loop</text:p>
        </text:list-item>
        <text:list-item>
          <text:p text:style-name="P6">Remove explosions as well</text:p>
        </text:list-item>
        <text:list-item>
          <text:p text:style-name="P6">Turrets have to reload after a number of rounds?</text:p>
        </text:list-item>
      </text:list>
      <text:p text:style-name="P3"/>
      <text:p text:style-name="P3">barrel noise clicks</text:p>
      <text:p text:style-name="P3"/>
      <text:p text:style-name="P3">fucking mute buttonm peleweas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09T20:52:26.90</meta:creation-date>
    <dc:date>2021-03-14T23:09:39.67</dc:date>
    <meta:editing-duration>P1DT3H9M11S</meta:editing-duration>
    <meta:editing-cycles>261</meta:editing-cycles>
    <meta:generator>OpenOffice/4.1.7$Win32 OpenOffice.org_project/417m1$Build-9800</meta:generator>
    <meta:document-statistic meta:table-count="0" meta:image-count="0" meta:object-count="0" meta:page-count="1" meta:paragraph-count="30" meta:word-count="133" meta:character-count="817"/>
  </office:meta>
</office:document-meta>
</file>